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9a97"/>
    </style:style>
    <style:style style:name="P2" style:family="paragraph" style:parent-style-name="Table_20_Contents">
      <style:text-properties officeooo:rsid="001f9a97" officeooo:paragraph-rsid="001f9a97"/>
    </style:style>
    <style:style style:name="P3" style:family="paragraph" style:parent-style-name="Table_20_Contents">
      <style:text-properties officeooo:rsid="001f9a97" officeooo:paragraph-rsid="00249cdb"/>
    </style:style>
    <style:style style:name="P4" style:family="paragraph" style:parent-style-name="Table_20_Contents">
      <style:text-properties officeooo:rsid="001f9a97" officeooo:paragraph-rsid="00269028"/>
    </style:style>
    <style:style style:name="T1" style:family="text">
      <style:text-properties officeooo:rsid="00207dd4"/>
    </style:style>
    <style:style style:name="T2" style:family="text">
      <style:text-properties officeooo:rsid="002138ef"/>
    </style:style>
    <style:style style:name="T3" style:family="text">
      <style:text-properties officeooo:rsid="00232cb4"/>
    </style:style>
    <style:style style:name="T4" style:family="text">
      <style:text-properties officeooo:rsid="002521ad"/>
    </style:style>
    <style:style style:name="T5" style:family="text">
      <style:text-properties officeooo:rsid="00269028"/>
    </style:style>
    <style:style style:name="T6" style:family="text">
      <style:text-properties officeooo:rsid="0028ca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2">AD</text:p>
          </table:table-cell>
          <table:table-cell table:style-name="Table1.B1" office:value-type="string">
            <text:p text:style-name="P2">Dateisystem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SYTGR1</text:p>
          </table:table-cell>
          <table:table-cell table:style-name="Table1.B2" office:value-type="string">
            <text:p text:style-name="P2">Disk <text:s/><text:span text:style-name="T1">(Rechte nur Admin und System)</text:span></text:p>
            <text:p text:style-name="P2"><text:s text:c="10"/><text:span text:style-name="T2">(Quotas und Shadow Copies)</text:span></text:p>
          </table:table-cell>
        </table:table-row>
        <table:table-row>
          <table:table-cell table:style-name="Table1.A2" office:value-type="string">
            <text:p text:style-name="P2"><text:s text:c="2"/>Benutzer</text:p>
            <text:p text:style-name="P2"><text:s text:c="4"/>Abt1</text:p>
            <text:p text:style-name="P2"><text:s text:c="6"/>Benutzer 1</text:p>
          </table:table-cell>
          <table:table-cell table:style-name="Table1.B2" office:value-type="string">
            <text:p text:style-name="P2"><text:s text:c="4"/><text:span text:style-name="T3">Benutzer <text:s/>erweiterte Freigabe</text:span></text:p>
            <text:p text:style-name="P2"><text:s text:c="20"/><text:span text:style-name="T4">gBenutzer R/W</text:span></text:p>
            <text:p text:style-name="P2"><text:s text:c="37"/><text:span text:style-name="T4">(+spez)</text:span></text:p>
          </table:table-cell>
        </table:table-row>
        <table:table-row>
          <table:table-cell table:style-name="Table1.A2" office:value-type="string">
            <text:p text:style-name="P2"><text:s text:c="2"/>Computers</text:p>
          </table:table-cell>
          <table:table-cell table:style-name="Table1.B2" office:value-type="string">
            <text:p text:style-name="P3"><text:s text:c="4"/><text:span text:style-name="T5">Benutzer 1 Sicherheit</text:span></text:p>
            <text:p text:style-name="P3"><text:s text:c="20"/><text:span text:style-name="T5">geBenutzer R</text:span></text:p>
            <text:p text:style-name="P3"><text:s text:c="11"/><text:span text:style-name="T5">documents <text:s/>[spez.]</text:span></text:p>
            <text:p text:style-name="P3"><text:s text:c="20"/><text:span text:style-name="T5">R/W</text:span></text:p>
          </table:table-cell>
        </table:table-row>
        <table:table-row>
          <table:table-cell table:style-name="Table1.A2" office:value-type="string">
            <text:p text:style-name="P2"><text:s text:c="2"/>Gruppen</text:p>
            <text:p text:style-name="P2"><text:s text:c="4"/>gAbt1</text:p>
            <text:p text:style-name="P2"><text:s text:c="4"/>gAbt2</text:p>
            <text:p text:style-name="P2"><text:s text:c="4"/>gBenutzer</text:p>
          </table:table-cell>
          <table:table-cell table:style-name="Table1.B2" office:value-type="string">
            <text:p text:style-name="P4"><text:s text:c="4"/><text:span text:style-name="T3">Share <text:s/>erweiterte Freigabe</text:span></text:p>
            <text:p text:style-name="P4"><text:s text:c="14"/><text:span text:style-name="T6">Abt1 <text:s text:c="3"/>gAbt1 R/W</text:span></text:p>
            <text:p text:style-name="P4"><text:s text:c="14"/><text:span text:style-name="T6">Abt2 <text:s text:c="3"/>gAbt2 R/W</text:span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09:14:43.336754103</meta:creation-date>
    <dc:date>2018-11-30T09:29:49.095972942</dc:date>
    <meta:editing-duration>PT15M1S</meta:editing-duration>
    <meta:editing-cycles>10</meta:editing-cycles>
    <meta:generator>LibreOffice/6.0.7.3.0$Linux_X86_64 LibreOffice_project/00m0$Build-3</meta:generator>
    <meta:document-statistic meta:table-count="1" meta:image-count="0" meta:object-count="0" meta:page-count="1" meta:paragraph-count="23" meta:word-count="45" meta:character-count="486" meta:non-whitespace-character-count="268"/>
  </office:meta>
</office:document-meta>
</file>